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Regular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2313f" draw:fill-color="#22313f" draw:textarea-horizontal-align="justify" draw:textarea-vertical-align="middle" draw:auto-grow-height="false" fo:min-height="2.528cm" fo:min-width="2.278cm"/>
    </style:style>
    <style:style style:name="gr2" style:family="graphic" style:parent-style-name="standard">
      <style:graphic-properties svg:stroke-color="#22313f" draw:fill-color="#22313f" draw:textarea-horizontal-align="justify" draw:textarea-vertical-align="middle" draw:auto-grow-height="false" fo:min-height="0.676cm" fo:min-width="2.2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2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2cm" fo:min-width="0cm"/>
    </style:style>
    <style:style style:name="gr5" style:family="graphic" style:parent-style-name="standard">
      <style:graphic-properties svg:stroke-color="#22313f" draw:fill-color="#22313f" draw:textarea-horizontal-align="justify" draw:textarea-vertical-align="middle" draw:auto-grow-height="false" fo:min-height="0.675cm" fo:min-width="2.278cm"/>
    </style:style>
    <style:style style:name="P1" style:family="paragraph">
      <style:paragraph-properties fo:text-align="center"/>
      <style:text-properties fo:color="#ffffff" style:font-name="Raleway"/>
    </style:style>
    <style:style style:name="P2" style:family="paragraph">
      <loext:graphic-properties draw:fill-color="#22313f"/>
      <style:paragraph-properties fo:text-align="center"/>
      <style:text-properties fo:color="#ffffff" style:font-name="Raleway"/>
    </style:style>
    <style:style style:name="P3" style:family="paragraph">
      <loext:graphic-properties draw:fill-color="#22313f"/>
      <style:paragraph-properties fo:text-align="center"/>
      <style:text-properties fo:color="#ffffff" style:font-name="Raleway" fo:font-size="14pt" style:font-size-asian="18pt" style:font-size-complex="18pt"/>
    </style:style>
    <style:style style:name="P4" style:family="paragraph">
      <style:paragraph-properties fo:text-align="center"/>
      <style:text-properties fo:color="#ffffff" style:font-name="Raleway" fo:font-size="12pt" style:font-size-asian="12pt" style:font-size-complex="12pt"/>
    </style:style>
    <style:style style:name="P5" style:family="paragraph">
      <loext:graphic-properties draw:fill-color="#22313f"/>
      <style:paragraph-properties fo:text-align="center" style:writing-mode="page"/>
      <style:text-properties fo:color="#ffffff" style:font-name="Raleway" fo:font-size="12pt" style:font-size-asian="12pt" style:font-size-complex="12pt"/>
    </style:style>
    <style:style style:name="P6" style:family="paragraph">
      <style:text-properties style:font-name="Raleway"/>
    </style:style>
    <style:style style:name="P7" style:family="paragraph">
      <loext:graphic-properties draw:fill="none" draw:fill-color="#ffffff"/>
      <style:text-properties style:font-name="Raleway"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2cm" svg:y="2cm">
          <text:p text:style-name="P1"><text:span text:style-name="T1">sapf flag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draw:layer="layout" svg:width="3cm" svg:height="3cm" svg:x="5.301cm" svg:y="2.001cm">
          <text:p text:style-name="P1"><text:span text:style-name="T1">s</text:span><text:span text:style-name="T1">a</text:span><text:span text:style-name="T1">p</text:span><text:span text:style-name="T1">f</text:span><text:span text:style-name="T1"> </text:span><text:span text:style-name="T1">d</text:span><text:span text:style-name="T1">a</text:span><text:span text:style-name="T1">t</text:span><text:span text:style-name="T1">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cm" svg:height="3cm" svg:x="8.601cm" svg:y="2.001cm">
          <text:p text:style-name="P1"><text:span text:style-name="T1">e</text:span><text:span text:style-name="T1">n</text:span><text:span text:style-name="T1">v </text:span><text:span text:style-name="T1">d</text:span><text:span text:style-name="T1">a</text:span><text:span text:style-name="T1">t</text:span><text:span text:style-name="T1">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cm" svg:height="3cm" svg:x="11.902cm" svg:y="2.002cm">
          <text:p text:style-name="P1"><text:span text:style-name="T1">e</text:span><text:span text:style-name="T1">n</text:span><text:span text:style-name="T1">v</text:span><text:span text:style-name="T1"> </text:span><text:span text:style-name="T1">f</text:span><text:span text:style-name="T1">l</text:span><text:span text:style-name="T1">a</text:span><text:span text:style-name="T1">g</text:span><text:span text:style-name="T1">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5" draw:layer="layout" svg:width="3cm" svg:height="1cm" draw:transform="rotate (1.56730566829091) translate (15.195cm 4.998cm)">
          <text:p text:style-name="P4"><text:span text:style-name="T2">T</text:span><text:span text:style-name="T2">I</text:span><text:span text:style-name="T2">M</text:span><text:span text:style-name="T2">E</text:span><text:span text:style-name="T2">S</text:span><text:span text:style-name="T2">T</text:span><text:span text:style-name="T2">A</text:span><text:span text:style-name="T2">M</text:span><text:span text:style-name="T2">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7" draw:layer="layout" svg:width="0.752cm" svg:height="0.831cm" svg:x="1.052cm" svg:y="3.1cm">
          <draw:text-box>
            <text:p text:style-name="P6"><text:span text:style-name="T1">i</text:span></text:p>
          </draw:text-box>
        </draw:frame>
        <draw:frame draw:style-name="gr4" draw:text-style-name="P7" draw:layer="layout" svg:width="0.748cm" svg:height="0.831cm" svg:x="3.1cm" svg:y="1.228cm">
          <draw:text-box>
            <text:p text:style-name="P6"><text:span text:style-name="T1">j</text:span></text:p>
          </draw:text-box>
        </draw:frame>
        <draw:frame draw:style-name="gr3" draw:text-style-name="P7" draw:layer="layout" svg:width="0.764cm" svg:height="0.831cm" svg:x="9.652cm" svg:y="1.228cm">
          <draw:text-box>
            <text:p text:style-name="P6"><text:span text:style-name="T1">k</text:span></text:p>
          </draw:text-box>
        </draw:frame>
        <draw:frame draw:style-name="gr4" draw:text-style-name="P7" draw:layer="layout" svg:width="0.748cm" svg:height="0.831cm" svg:x="6.5cm" svg:y="1.228cm">
          <draw:text-box>
            <text:p text:style-name="P6"><text:span text:style-name="T1">j</text:span></text:p>
          </draw:text-box>
        </draw:frame>
        <draw:frame draw:style-name="gr3" draw:text-style-name="P7" draw:layer="layout" svg:width="0.764cm" svg:height="0.831cm" svg:x="13.052cm" svg:y="1.228cm">
          <draw:text-box>
            <text:p text:style-name="P6"><text:span text:style-name="T1">k</text:span></text:p>
          </draw:text-box>
        </draw:frame>
        <draw:frame draw:style-name="gr3" draw:text-style-name="P7" draw:layer="layout" svg:width="0.752cm" svg:height="0.831cm" svg:x="17.852cm" svg:y="3.1cm">
          <draw:text-box>
            <text:p text:style-name="P6"><text:span text:style-name="T1">i</text:span></text:p>
          </draw:text-box>
        </draw:frame>
        <draw:custom-shape draw:style-name="gr2" draw:text-style-name="P3" draw:layer="layout" svg:width="3cm" svg:height="1cm" draw:transform="rotate (1.58353723033446) translate (16.538cm 5.012cm)">
          <text:p text:style-name="P1"><text:span text:style-name="T1">site cod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5" draw:text-style-name="P3" draw:layer="layout" svg:width="3cm" svg:height="0.999cm" svg:x="1.726cm" svg:y="5.6cm">
            <text:p text:style-name="P1"><text:span text:style-name="T1">site_md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3" draw:layer="layout" svg:width="3cm" svg:height="0.999cm" svg:x="5.027cm" svg:y="5.6cm">
            <text:p text:style-name="P1"><text:span text:style-name="T1">stand_md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3" draw:layer="layout" svg:width="3cm" svg:height="0.999cm" svg:x="8.328cm" svg:y="5.6cm">
            <text:p text:style-name="P1"><text:span text:style-name="T1">species_md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3" draw:layer="layout" svg:width="3cm" svg:height="0.999cm" svg:x="11.629cm" svg:y="5.6cm">
            <text:p text:style-name="P1"><text:span text:style-name="T1">plant_md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3" draw:layer="layout" svg:width="3cm" svg:height="0.999cm" svg:x="14.93cm" svg:y="5.6cm">
            <text:p text:style-name="P1"><text:span text:style-name="T1">env_md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Regular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3:01:21.273774819</meta:creation-date>
    <dc:date>2017-01-25T21:15:31.476431805</dc:date>
    <meta:editing-duration>PT25M48S</meta:editing-duration>
    <meta:editing-cycles>3</meta:editing-cycles>
    <meta:generator>LibreOffice/5.2.4.2.0$Linux_X86_64 LibreOffice_project/20m0$Build-2</meta:generator>
    <dc:creator>MalditoBarbudo </dc:creator>
    <meta:document-statistic meta:object-count="18"/>
  </office:meta>
</office:document-meta>
</file>